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3" number:language="en" number:country="US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 style:data-style-name="N10033">
      <style:table-cell-properties fo:background-color="#cccccc"/>
    </style:style>
    <style:style style:name="ce4" style:family="table-cell" style:parent-style-name="Default" style:data-style-name="N10033"/>
    <style:style style:name="ce5" style:family="table-cell" style:parent-style-name="Default" style:data-style-name="N10033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ntador</text:p>
          </table:table-cell>
          <table:table-cell table:style-name="ce3" office:value-type="string" calcext:value-type="string">
            <text:p>fecha</text:p>
          </table:table-cell>
          <table:table-cell table:style-name="ce1" office:value-type="string" calcext:value-type="string">
            <text:p>facturado</text:p>
          </table:table-cell>
          <table:table-cell table:style-name="ce1" office:value-type="string" calcext:value-type="string">
            <text:p>gastos</text:p>
          </table:table-cell>
          <table:table-cell table:style-name="ce1" office:value-type="string" calcext:value-type="string">
            <text:p>beneficio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comentarios</text:p>
          </table:table-cell>
          <table:table-cell table:style-name="ce1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23-06-17" calcext:value-type="date">
            <text:p>Jun 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]-[.D4]" office:value-type="float" office:value="100" calcext:value-type="float">
            <text:p>100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Ironing Servic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C5]-[.D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6]-[.D1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7]-[.D1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8]-[.D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9]-[.D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0]-[.D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1]-[.D2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2]-[.D2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3]-[.D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4]-[.D2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5]-[.D2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6]-[.D2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7]-[.D2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8]-[.D2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9]-[.D2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0]-[.D3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1]-[.D3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2]-[.D3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3]-[.D3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4]-[.D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5]-[.D35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5"/>
          <table:table-cell table:style-name="ce2" table:number-columns-repeated="2"/>
          <table:table-cell table:style-name="ce2" table:formula="of:=SUM([.E$2:.E$41])" office:value-type="float" office:value="100" calcext:value-type="float">
            <text:p>100</text:p>
          </table:table-cell>
          <table:table-cell table:style-name="ce2"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17T22:00:46.961000000</meta:creation-date>
    <meta:generator>LibreOffice/7.3.5.2$Windows_X86_64 LibreOffice_project/184fe81b8c8c30d8b5082578aee2fed2ea847c01</meta:generator>
    <dc:date>2023-06-17T22:15:41.933000000</dc:date>
    <meta:editing-duration>PT2M50S</meta:editing-duration>
    <meta:editing-cycles>3</meta:editing-cycles>
    <meta:document-statistic meta:table-count="1" meta:cell-count="49" meta:object-count="0"/>
  </office:meta>
</office:document-meta>
</file>